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1028in" table:align="left"/>
    </style:style>
    <style:style style:name="Table2.A" style:family="table-column">
      <style:table-column-properties style:column-width="1.2271in"/>
    </style:style>
    <style:style style:name="Table2.B" style:family="table-column">
      <style:table-column-properties style:column-width="1.5625in"/>
    </style:style>
    <style:style style:name="Table2.C" style:family="table-column">
      <style:table-column-properties style:column-width="1.3132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2257in" table:align="left"/>
    </style:style>
    <style:style style:name="Table3.A" style:family="table-column">
      <style:table-column-properties style:column-width="1.4757in"/>
    </style:style>
    <style:style style:name="Table3.B" style:family="table-column">
      <style:table-column-properties style:column-width="1.6896in"/>
    </style:style>
    <style:style style:name="Table3.C" style:family="table-column">
      <style:table-column-properties style:column-width="2.0604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none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3ef5c" officeooo:paragraph-rsid="0013ef5c"/>
    </style:style>
    <style:style style:name="P2" style:family="paragraph" style:parent-style-name="Standard">
      <style:text-properties officeooo:rsid="00145145" officeooo:paragraph-rsid="00145145"/>
    </style:style>
    <style:style style:name="P3" style:family="paragraph" style:parent-style-name="Standard">
      <style:text-properties officeooo:rsid="001ae6c2" officeooo:paragraph-rsid="001ae6c2"/>
    </style:style>
    <style:style style:name="P4" style:family="paragraph" style:parent-style-name="Table_20_Contents">
      <style:text-properties officeooo:rsid="00161d44" officeooo:paragraph-rsid="00161d44"/>
    </style:style>
    <style:style style:name="P5" style:family="paragraph" style:parent-style-name="Table_20_Contents">
      <style:text-properties officeooo:rsid="0017ab6a" officeooo:paragraph-rsid="0017ab6a"/>
    </style:style>
    <style:style style:name="P6" style:family="paragraph" style:parent-style-name="Standard">
      <style:text-properties officeooo:rsid="001ae6c2" officeooo:paragraph-rsid="001ae6c2"/>
    </style:style>
    <style:style style:name="P7" style:family="paragraph" style:parent-style-name="Standard">
      <style:text-properties officeooo:rsid="001ae6c2" officeooo:paragraph-rsid="001cfd38"/>
    </style:style>
    <style:style style:name="P8" style:family="paragraph" style:parent-style-name="Standard">
      <style:text-properties officeooo:rsid="001ae6c2" officeooo:paragraph-rsid="001e126b"/>
    </style:style>
    <style:style style:name="P9" style:family="paragraph" style:parent-style-name="Standard">
      <style:text-properties officeooo:rsid="001cfd38" officeooo:paragraph-rsid="001cfd38"/>
    </style:style>
    <style:style style:name="P10" style:family="paragraph" style:parent-style-name="Standard">
      <style:text-properties officeooo:rsid="001cfd38" officeooo:paragraph-rsid="001e126b"/>
    </style:style>
    <style:style style:name="P11" style:family="paragraph" style:parent-style-name="Standard">
      <style:text-properties officeooo:rsid="001e5def" officeooo:paragraph-rsid="001e5def"/>
    </style:style>
    <style:style style:name="P12" style:family="paragraph" style:parent-style-name="Standard">
      <style:text-properties officeooo:rsid="001e5def" officeooo:paragraph-rsid="001fe72a"/>
    </style:style>
    <style:style style:name="P13" style:family="paragraph" style:parent-style-name="Standard">
      <style:text-properties officeooo:rsid="001e5def" officeooo:paragraph-rsid="00298c78"/>
    </style:style>
    <style:style style:name="P14" style:family="paragraph" style:parent-style-name="Standard">
      <style:text-properties officeooo:rsid="00260717" officeooo:paragraph-rsid="00260717"/>
    </style:style>
    <style:style style:name="P15" style:family="paragraph" style:parent-style-name="Standard">
      <style:text-properties officeooo:rsid="00298c78" officeooo:paragraph-rsid="00298c78"/>
    </style:style>
    <style:style style:name="P16" style:family="paragraph" style:parent-style-name="Standard">
      <style:text-properties officeooo:rsid="002ce2ab" officeooo:paragraph-rsid="002ce2ab"/>
    </style:style>
    <style:style style:name="P17" style:family="paragraph" style:parent-style-name="Standard">
      <style:text-properties officeooo:rsid="003033d4" officeooo:paragraph-rsid="003033d4"/>
    </style:style>
    <style:style style:name="P18" style:family="paragraph" style:parent-style-name="Standard">
      <style:text-properties officeooo:rsid="00313cb6" officeooo:paragraph-rsid="00313cb6"/>
    </style:style>
    <style:style style:name="P19" style:family="paragraph" style:parent-style-name="Standard">
      <style:text-properties officeooo:rsid="00331453" officeooo:paragraph-rsid="00331453"/>
    </style:style>
    <style:style style:name="P20" style:family="paragraph" style:parent-style-name="Table_20_Contents">
      <style:paragraph-properties fo:text-align="center" style:justify-single-word="false"/>
      <style:text-properties officeooo:rsid="003033d4" officeooo:paragraph-rsid="003033d4"/>
    </style:style>
    <style:style style:name="P21" style:family="paragraph" style:parent-style-name="Table_20_Contents">
      <style:text-properties officeooo:rsid="00313cb6" officeooo:paragraph-rsid="00313cb6"/>
    </style:style>
    <style:style style:name="T1" style:family="text">
      <style:text-properties officeooo:rsid="00150cd4"/>
    </style:style>
    <style:style style:name="T2" style:family="text">
      <style:text-properties officeooo:rsid="00157154"/>
    </style:style>
    <style:style style:name="T3" style:family="text">
      <style:text-properties officeooo:rsid="00161d44"/>
    </style:style>
    <style:style style:name="T4" style:family="text">
      <style:text-properties officeooo:rsid="001be427"/>
    </style:style>
    <style:style style:name="T5" style:family="text">
      <style:text-properties officeooo:rsid="001cfd38"/>
    </style:style>
    <style:style style:name="T6" style:family="text">
      <style:text-properties officeooo:rsid="001e126b"/>
    </style:style>
    <style:style style:name="T7" style:family="text">
      <style:text-properties officeooo:rsid="001fe72a"/>
    </style:style>
    <style:style style:name="T8" style:family="text">
      <style:text-properties officeooo:rsid="002128cb"/>
    </style:style>
    <style:style style:name="T9" style:family="text">
      <style:text-properties officeooo:rsid="002197ba"/>
    </style:style>
    <style:style style:name="T10" style:family="text">
      <style:text-properties officeooo:rsid="00237875"/>
    </style:style>
    <style:style style:name="T11" style:family="text">
      <style:text-properties officeooo:rsid="0024dab2"/>
    </style:style>
    <style:style style:name="T12" style:family="text">
      <style:text-properties officeooo:rsid="0025901f"/>
    </style:style>
    <style:style style:name="T13" style:family="text">
      <style:text-properties officeooo:rsid="00260717"/>
    </style:style>
    <style:style style:name="T14" style:family="text">
      <style:text-properties officeooo:rsid="00298c78"/>
    </style:style>
    <style:style style:name="T15" style:family="text">
      <style:text-properties officeooo:rsid="002eb6b9"/>
    </style:style>
    <style:style style:name="T16" style:family="text">
      <style:text-properties officeooo:rsid="003033d4"/>
    </style:style>
    <style:style style:name="T17" style:family="text">
      <style:text-properties officeooo:rsid="00331453"/>
    </style:style>
    <style:style style:name="T18" style:family="text">
      <style:text-properties officeooo:rsid="0037771b"/>
    </style:style>
    <style:style style:name="T19" style:family="text">
      <style:text-properties officeooo:rsid="0038c6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OHP T1</text:p>
      <text:p text:style-name="P1">Economía → resuelve escasez de recursos → consumidores</text:p>
      <text:p text:style-name="P1">Tarea económica: análisis de lo que debe ser</text:p>
      <text:p text:style-name="P1">Tarea política: análisis de lo que puede ser</text:p>
      <text:p text:style-name="P1"/>
      <text:p text:style-name="P1">Capitalismo:</text:p>
      <text:p text:style-name="P1">Que producir? → demanda → mercado</text:p>
      <text:p text:style-name="P1">Cuanto producir? → rentabilidad</text:p>
      <text:p text:style-name="P1">Como producir? → tecnología</text:p>
      <text:p text:style-name="P1">Para quien? → distribución de la riqueza</text:p>
      <text:p text:style-name="P1"/>
      <text:p text:style-name="P2">Historia</text:p>
      <text:p text:style-name="P1">Feudalismo: Empresa primitiva</text:p>
      <text:p text:style-name="P1">Mercantilismo: Empresa comercial</text:p>
      <text:p text:style-name="P1">Capitalismo industrial: Empresa industrial</text:p>
      <text:p text:style-name="P1">Capitalismo financiero: Empresa como organización</text:p>
      <text:p text:style-name="P1">Nueva economía: Empresa virtual</text:p>
      <text:p text:style-name="P1"/>
      <text:p text:style-name="P2">Revoluciones</text:p>
      <text:p text:style-name="P1">Era agricola</text:p>
      <text:p text:style-name="P1"><text:tab/>Tierra</text:p>
      <text:p text:style-name="P1"><text:tab/>Trabajo</text:p>
      <text:p text:style-name="P1">Era industrial</text:p>
      <text:p text:style-name="P1"><text:tab/>Tierra</text:p>
      <text:p text:style-name="P1"><text:tab/>Capital</text:p>
      <text:p text:style-name="P1">Era del conocimiento</text:p>
      <text:p text:style-name="P1"><text:tab/>Conocimiento</text:p>
      <text:p text:style-name="P1"><text:tab/>Capital</text:p>
      <text:p text:style-name="P2"/>
      <text:p text:style-name="P2">Funciones de la empresa</text:p>
      <text:p text:style-name="P1"><text:tab/>Organiza, coordina y dirige el proceso productivo </text:p>
      <text:p text:style-name="P1"><text:tab/>Anticipa el producto nacional, generando las rentas monetarias</text:p>
      <text:p text:style-name="P1"><text:tab/>Reduce los costes de mercado (contratos e información)</text:p>
      <text:p text:style-name="P1"><text:tab/>Asume el riesgo inherente a la actividad económica</text:p>
      <text:p text:style-name="P1"><text:tab/>Desarrolla el sistema económico creando riqueza y empleo</text:p>
      <text:p text:style-name="P1"/>
      <text:p text:style-name="P2">Empresa como sistema complejo</text:p>
      <text:p text:style-name="P2"><text:tab/>Sistema técnico → procesos, tecnologías y métodos</text:p>
      <text:p text:style-name="P2"><text:tab/>Sistema social → personas</text:p>
      <text:p text:style-name="P2"><text:tab/>Sistema abierto → interactuá con el mundo</text:p>
      <text:p text:style-name="P2"/>
      <text:p text:style-name="P2">Tipologías</text:p>
      <text:p text:style-name="P2"><text:tab/>Actividad económica: Sector: primario, secundario, terciario</text:p>
      <text:p text:style-name="P2"><text:tab/>Tamaño: Micro, pequeña, mediana, grande; <text:span text:style-name="T1">empleados: 10, 50, 250; volumen 2, 10, 50M</text:span></text:p>
      <text:p text:style-name="P2"><text:tab/><text:span text:style-name="T1">Titularidad: privada, publica {colectiva, servicio publico}, mixta</text:span></text:p>
      <text:p text:style-name="P2"><text:tab/><text:span text:style-name="T1">Forma jurídica: Empresario individual, comunidades, sociedades {</text:span><text:span text:style-name="T2">Personalistas, capitalistas {</text:span><text:span text:style-name="T1">SL, SA</text:span><text:span text:style-name="T2">}</text:span><text:span text:style-name="T1">}</text:span></text:p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4">Forma</text:p>
          </table:table-cell>
          <table:table-cell table:style-name="Table1.A1" office:value-type="string">
            <text:p text:style-name="P4">Socios</text:p>
          </table:table-cell>
          <table:table-cell table:style-name="Table1.A1" office:value-type="string">
            <text:p text:style-name="P4">Capital</text:p>
          </table:table-cell>
          <table:table-cell table:style-name="Table1.A1" office:value-type="string">
            <text:p text:style-name="P4">Responsabilidad</text:p>
          </table:table-cell>
          <table:table-cell table:style-name="Table1.E1" office:value-type="string">
            <text:p text:style-name="P4">Fiscalidad</text:p>
          </table:table-cell>
        </table:table-row>
        <table:table-row>
          <table:table-cell table:style-name="Table1.A2" office:value-type="string">
            <text:p text:style-name="P4">Empresario ind</text:p>
          </table:table-cell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No mínimo</text:p>
          </table:table-cell>
          <table:table-cell table:style-name="Table1.A2" office:value-type="string">
            <text:p text:style-name="P4">Ilimitada</text:p>
          </table:table-cell>
          <table:table-cell table:style-name="Table1.E2" office:value-type="string">
            <text:p text:style-name="P4">IRPF</text:p>
          </table:table-cell>
        </table:table-row>
        <table:table-row>
          <table:table-cell table:style-name="Table1.A2" office:value-type="string">
            <text:p text:style-name="P4">Comunidad</text:p>
          </table:table-cell>
          <table:table-cell table:style-name="Table1.A2" office:value-type="string">
            <text:p text:style-name="Table_20_Contents">&gt;<text:span text:style-name="T3">1</text:span></text:p>
          </table:table-cell>
          <table:table-cell table:style-name="Table1.A2" office:value-type="string">
            <text:p text:style-name="P4">No mínimo</text:p>
          </table:table-cell>
          <table:table-cell table:style-name="Table1.A2" office:value-type="string">
            <text:p text:style-name="P4">Ilimitada</text:p>
          </table:table-cell>
          <table:table-cell table:style-name="Table1.E2" office:value-type="string">
            <text:p text:style-name="P4">IRPF</text:p>
          </table:table-cell>
        </table:table-row>
        <table:table-row>
          <table:table-cell table:style-name="Table1.A2" office:value-type="string">
            <text:p text:style-name="P4">Sociedad R. Lim</text:p>
          </table:table-cell>
          <table:table-cell table:style-name="Table1.A2" office:value-type="string">
            <text:p text:style-name="Table_20_Contents">&gt;<text:span text:style-name="T3">0</text:span></text:p>
          </table:table-cell>
          <table:table-cell table:style-name="Table1.A2" office:value-type="string">
            <text:p text:style-name="P4">3005€</text:p>
          </table:table-cell>
          <table:table-cell table:style-name="Table1.A2" office:value-type="string">
            <text:p text:style-name="P4">Limitada a capital</text:p>
          </table:table-cell>
          <table:table-cell table:style-name="Table1.E2" office:value-type="string">
            <text:p text:style-name="P4">Imp. Sociedades</text:p>
          </table:table-cell>
        </table:table-row>
        <table:table-row>
          <table:table-cell table:style-name="Table1.A2" office:value-type="string">
            <text:p text:style-name="P4">Sociedad Anónima</text:p>
          </table:table-cell>
          <table:table-cell table:style-name="Table1.A2" office:value-type="string">
            <text:p text:style-name="Table_20_Contents">&gt;<text:span text:style-name="T3">0</text:span></text:p>
          </table:table-cell>
          <table:table-cell table:style-name="Table1.A2" office:value-type="string">
            <text:p text:style-name="P4">60000€</text:p>
          </table:table-cell>
          <table:table-cell table:style-name="Table1.A2" office:value-type="string">
            <text:p text:style-name="P4">Limitada a capital</text:p>
          </table:table-cell>
          <table:table-cell table:style-name="Table1.E2" office:value-type="string">
            <text:p text:style-name="P5">Imp. Sociedades</text:p>
          </table:table-cell>
        </table:table-row>
      </table:table>
      <text:p text:style-name="P2"/>
      <text:p text:style-name="P3">T2</text:p>
      <text:p text:style-name="P3">Eficiencia: Rapidez y gestión de recursos</text:p>
      <text:p text:style-name="P3">Eficacia: conseguir objetivos</text:p>
      <text:p text:style-name="P3"/>
      <text:p text:style-name="P3">Proceso científico: lenguaje aceptado, método científico</text:p>
      <text:p text:style-name="P3"/>
      <text:p text:style-name="P3">Enfoques parciales</text:p>
      <text:p text:style-name="P3"><text:tab/>Clásicas</text:p>
      <text:p text:style-name="P7"><text:tab/><text:tab/><text:span text:style-name="T5">Teoría </text:span>administración científica Taylor</text:p>
      <text:p text:style-name="P3"><text:tab/><text:tab/><text:tab/>Mejora eficiencia, <text:span text:style-name="T5">motivación monetaria</text:span></text:p>
      <text:p text:style-name="P3"><text:tab/><text:tab/><text:tab/>Mediante ciencia, planes, selección operarios</text:p>
      <text:p text:style-name="P3"><text:tab/><text:tab/><text:tab/>Contribuciones: Producción en cadena; técnicas;</text:p>
      <text:p text:style-name="P3"><text:tab/><text:tab/><text:tab/>Limitaciones: Interés; Explotación; Enfrentamiento</text:p>
      <text:p text:style-name="P7"><text:tab/><text:tab/><text:span text:style-name="T5">Teoría </text:span><text:span text:style-name="T4">administración general Fayol</text:span></text:p>
      <text:p text:style-name="P3"><text:tab/><text:tab/><text:tab/><text:span text:style-name="T5">Mas aplicable</text:span></text:p>
      <text:p text:style-name="P3"><text:tab/><text:tab/><text:tab/><text:span text:style-name="T5">Mas básica, mediocre, generalizaciones, falta de apoyo cientifico</text:span></text:p>
      <text:p text:style-name="P3"><text:tab/><text:tab/><text:tab/><text:span text:style-name="T5">Principios (criticable)</text:span></text:p>
      <text:p text:style-name="P3"><text:tab/><text:span text:style-name="T5">Comportamentales</text:span></text:p>
      <text:p text:style-name="P3"><text:tab/><text:tab/><text:span text:style-name="T5">Relaciones Humanas (Mayo)</text:span></text:p>
      <text:p text:style-name="P3"><text:tab/><text:tab/><text:tab/><text:span text:style-name="T5">Contribuciones: Trabajo grupal, motivación reconocimiento, atencion social</text:span></text:p>
      <text:p text:style-name="P3"><text:tab/><text:tab/><text:tab/><text:span text:style-name="T5">Limitaciones: Mal experimentos, productividad solo</text:span></text:p>
      <text:p text:style-name="P9">Enfoques integradores</text:p>
      <text:p text:style-name="P9"><text:tab/>Teoría Burocracia</text:p>
      <text:p text:style-name="P9"><text:tab/><text:tab/>Bien: Preciso, división de trabajos, rapidez</text:p>
      <text:p text:style-name="P9"><text:tab/><text:tab/>Mal: muchas reglas, inflexible, <text:span text:style-name="T6">exceso formalismo</text:span></text:p>
      <text:p text:style-name="P9"><text:tab/><text:span text:style-name="T6">Teoría de sistemas</text:span></text:p>
      <text:p text:style-name="P9"><text:tab/><text:tab/><text:span text:style-name="T6">Globalidad, Homeostasis, Finalidad</text:span></text:p>
      <text:p text:style-name="P9"><text:tab/><text:tab/><text:span text:style-name="T6">Producción, marketing, finanzas, administración</text:span></text:p>
      <text:p text:style-name="P9"><text:tab/><text:tab/><text:span text:style-name="T6">Conectado</text:span></text:p>
      <text:p text:style-name="P9"><text:tab/>Contingencias</text:p>
      <text:p text:style-name="P9"><text:tab/><text:tab/><text:span text:style-name="T6">Para hacer Y tenemos que hacer X solo si Z</text:span></text:p>
      <text:p text:style-name="P10"><text:tab/><text:tab/>Contribuciones: <text:span text:style-name="T6">Aplicabilidad, preocupación, diferentes puntos de vista</text:span></text:p>
      <text:p text:style-name="P8"><text:span text:style-name="T5"><text:tab/><text:tab/>Limitaciones: </text:span><text:span text:style-name="T6">No innovadora, no se considera teoría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<text:soft-page-break/>Roles de Mintzberg</text:p>
      <text:p text:style-name="P11"><text:tab/>Interpersonales</text:p>
      <text:p text:style-name="P11"><text:tab/><text:tab/>Cabeza</text:p>
      <text:p text:style-name="P11"><text:tab/><text:tab/>Líder</text:p>
      <text:p text:style-name="P11"><text:tab/><text:tab/>Enlace</text:p>
      <text:p text:style-name="P11"><text:tab/>Informativos</text:p>
      <text:p text:style-name="P11"><text:tab/><text:tab/>Monitor</text:p>
      <text:p text:style-name="P11"><text:tab/><text:tab/>Difusor</text:p>
      <text:p text:style-name="P11"><text:tab/><text:tab/>Portavoz</text:p>
      <text:p text:style-name="P11"><text:tab/>Decisionales</text:p>
      <text:p text:style-name="P11"><text:tab/><text:tab/>Empresario</text:p>
      <text:p text:style-name="P11"><text:tab/><text:tab/>Gestor de anomalías</text:p>
      <text:p text:style-name="P11"><text:tab/><text:tab/>Asignador de recursos</text:p>
      <text:p text:style-name="P11"><text:tab/><text:tab/>Negociador</text:p>
      <text:p text:style-name="P11"/>
      <text:p text:style-name="P11">T3</text:p>
      <text:p text:style-name="P11">Entorno: factores externos</text:p>
      <text:p text:style-name="P11"/>
      <text:p text:style-name="P12">Análisis del entorno</text:p>
      <text:p text:style-name="P12"><text:tab/>Entorno: Análisis PEST: </text:p>
      <text:p text:style-name="P12"><text:tab/><text:tab/>Político-legales</text:p>
      <text:p text:style-name="P12"><text:tab/><text:tab/>Económicas</text:p>
      <text:p text:style-name="P12"><text:tab/><text:tab/>Socioculturales</text:p>
      <text:p text:style-name="P12"><text:tab/><text:tab/>Tecnológicas</text:p>
      <text:p text:style-name="P12"><text:tab/><text:span text:style-name="T7">Especifico: 5 fuerzas </text:span><text:span text:style-name="T9">amenazas</text:span></text:p>
      <text:p text:style-name="P12"><text:tab/><text:tab/><text:span text:style-name="T8">Competidores existentes; </text:span><text:span text:style-name="T10">costes fijos, producto estándar, crecimiento lento</text:span></text:p>
      <text:p text:style-name="P12"><text:tab/><text:tab/><text:span text:style-name="T7">Entrada de </text:span><text:span text:style-name="T8">competidores; </text:span><text:span text:style-name="T10">Si es rentable, barrera e entrada, reacción esperada</text:span></text:p>
      <text:p text:style-name="P12"><text:tab/><text:tab/><text:span text:style-name="T7">Productos sustitutivos; </text:span><text:span text:style-name="T10">amenaza si mismo servicio menos precio</text:span></text:p>
      <text:p text:style-name="P12"><text:tab/><text:tab/><text:span text:style-name="T7">Poder negociador clientes; </text:span><text:span text:style-name="T10">menos clientes o importantes, </text:span><text:span text:style-name="T11">estandar, integración</text:span></text:p>
      <text:p text:style-name="P12"><text:tab/><text:tab/><text:span text:style-name="T7">Poder negociador proveedores; </text:span><text:span text:style-name="T10">menos proveedores o </text:span><text:span text:style-name="T12">menos</text:span><text:span text:style-name="T10"> importante </text:span><text:span text:style-name="T12">el sector, productos diferenciados, integración</text:span></text:p>
      <text:p text:style-name="P11"/>
      <text:p text:style-name="P14">RSC: Responsabilidad social corporativa</text:p>
      <text:p text:style-name="P14">Etapas</text:p>
      <text:p text:style-name="P14"><text:tab/><text:span text:style-name="T18">Primera: </text:span>Producción y dirección</text:p>
      <text:p text:style-name="P14"><text:tab/><text:span text:style-name="T18">Segunda: </text:span>Empleados</text:p>
      <text:p text:style-name="P14"><text:tab/><text:span text:style-name="T18">Tercera: </text:span>Entorno especifico</text:p>
      <text:p text:style-name="P14"><text:tab/><text:span text:style-name="T18">Cuarta: </text:span>Sociedad</text:p>
      <text:p text:style-name="P14"/>
      <text:p text:style-name="P14">Acciones RSC para empleados</text:p>
      <text:p text:style-name="P11"><text:tab/><text:span text:style-name="T13">Conciliación</text:span></text:p>
      <text:p text:style-name="P11"><text:tab/><text:span text:style-name="T13">Formación</text:span></text:p>
      <text:p text:style-name="P11"><text:tab/><text:span text:style-name="T13">Solidaridad</text:span></text:p>
      <text:p text:style-name="P11"><text:tab/><text:span text:style-name="T13">Democracia</text:span></text:p>
      <text:p text:style-name="P11"/>
      <text:p text:style-name="P11"/>
      <text:p text:style-name="P14">RSC</text:p>
      <text:p text:style-name="P14"><text:tab/>Mayor valor</text:p>
      <text:p text:style-name="P14"><text:tab/>Menor riesgo</text:p>
      <text:p text:style-name="P14"><text:tab/>Mejores empleados</text:p>
      <text:p text:style-name="P14"><text:tab/>Lealtad</text:p>
      <text:p text:style-name="P14"><text:tab/>Fondos de inversión RSC</text:p>
      <text:p text:style-name="P14"><text:soft-page-break/><text:tab/>Eficacia</text:p>
      <text:p text:style-name="P14"><text:tab/>Competitiva en países legislados</text:p>
      <text:p text:style-name="P14"/>
      <text:p text:style-name="P14"><text:tab/>Buena gestión</text:p>
      <text:p text:style-name="P14"><text:tab/>Genera valor económico a largo plazo</text:p>
      <text:p text:style-name="P14"/>
      <text:p text:style-name="P15">T4: Estrategia</text:p>
      <text:p text:style-name="P16">Querría conseguir→fines</text:p>
      <text:p text:style-name="P16">Que soy capaz: interno <text:span text:style-name="T15">{recursos y capacidades, cadena de valor </text:span><text:span text:style-name="T19">Porter </text:span><text:span text:style-name="T15">(actividades)}</text:span></text:p>
      <text:p text:style-name="P16">Que me permiten: externo</text:p>
      <text:p text:style-name="P16">Quiero conseguir → objetivos→ estrategias → presupuesto</text:p>
      <text:p text:style-name="P15"/>
      <text:p text:style-name="P16">Fines → objetivos → metas</text:p>
      <text:p text:style-name="P15"/>
      <text:p text:style-name="P13"><text:span text:style-name="T16">Análisis </text:span>DAFO: <text:span text:style-name="T14">negativo, positivo; interno, externo</text:span></text:p>
      <text:p text:style-name="P13"><text:tab/><text:tab/>Debilidades</text:p>
      <text:p text:style-name="P13"><text:tab/><text:tab/>Amenazas</text:p>
      <text:p text:style-name="P13"><text:tab/><text:tab/>Fortalezas</text:p>
      <text:p text:style-name="P13"><text:tab/><text:tab/>Oportunidades</text:p>
      <text:p text:style-name="P13"/>
      <text:p text:style-name="P17">Estrategias competitivas de negocio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0">Amplio</text:p>
          </table:table-cell>
          <table:table-cell table:style-name="Table2.B1" office:value-type="string">
            <text:p text:style-name="P20">Liderazgo en costes</text:p>
          </table:table-cell>
          <table:table-cell table:style-name="Table2.C1" office:value-type="string">
            <text:p text:style-name="P20">Diferenciación</text:p>
          </table:table-cell>
        </table:table-row>
        <table:table-row>
          <table:table-cell table:style-name="Table2.A1" office:value-type="string">
            <text:p text:style-name="P20">Reducido</text:p>
          </table:table-cell>
          <table:table-cell table:style-name="Table2.B2" table:number-columns-spanned="2" office:value-type="string">
            <text:p text:style-name="P20">Enfoque</text:p>
          </table:table-cell>
          <table:covered-table-cell/>
        </table:table-row>
        <table:table-row>
          <table:table-cell table:style-name="Table2.A1" office:value-type="string">
            <text:p text:style-name="P20">Ambito/Ventajas</text:p>
          </table:table-cell>
          <table:table-cell table:style-name="Table2.A1" office:value-type="string">
            <text:p text:style-name="P20">Coste</text:p>
          </table:table-cell>
          <table:table-cell table:style-name="Table2.A1" office:value-type="string">
            <text:p text:style-name="P20">Producto</text:p>
          </table:table-cell>
        </table:table-row>
      </table:table>
      <text:p text:style-name="P17"/>
      <text:p text:style-name="P18">Estrategias de crecimiento: Ansoff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1"/>
          </table:table-cell>
          <table:table-cell table:style-name="Table3.B1" office:value-type="string">
            <text:p text:style-name="P21">Productos existentes</text:p>
          </table:table-cell>
          <table:table-cell table:style-name="Table3.B1" office:value-type="string">
            <text:p text:style-name="P21">Productos nuevos</text:p>
          </table:table-cell>
        </table:table-row>
        <table:table-row>
          <table:table-cell table:style-name="Table3.A1" office:value-type="string">
            <text:p text:style-name="P21">Mercados existentes</text:p>
          </table:table-cell>
          <table:table-cell table:style-name="Table3.B2" office:value-type="string">
            <text:p text:style-name="P21">Penetración de mercado</text:p>
          </table:table-cell>
          <table:table-cell table:style-name="Table3.C2" office:value-type="string">
            <text:p text:style-name="P21">Desarrollo de producto</text:p>
          </table:table-cell>
        </table:table-row>
        <table:table-row>
          <table:table-cell table:style-name="Table3.A1" office:value-type="string">
            <text:p text:style-name="P21">Mercados nuevos</text:p>
          </table:table-cell>
          <table:table-cell table:style-name="Table3.B2" office:value-type="string">
            <text:p text:style-name="P21">Desarrollo de mercado</text:p>
          </table:table-cell>
          <table:table-cell table:style-name="Table3.C2" office:value-type="string">
            <text:p text:style-name="P21">Estrategias de diversificación</text:p>
          </table:table-cell>
        </table:table-row>
      </table:table>
      <text:p text:style-name="P18"/>
      <text:p text:style-name="P18">Formas de crecer</text:p>
      <text:p text:style-name="P18"><text:tab/>Crecimiento interno</text:p>
      <text:p text:style-name="P18"><text:tab/>Crecimiento externo</text:p>
      <text:p text:style-name="P18"><text:tab/><text:tab/>Adquisiciones</text:p>
      <text:p text:style-name="P18"><text:tab/><text:tab/>Fusiones</text:p>
      <text:p text:style-name="P18"><text:tab/><text:tab/>Empresas conjuntas</text:p>
      <text:p text:style-name="P18"><text:tab/><text:tab/>Alianzas estratégicas</text:p>
      <text:p text:style-name="P18"><text:tab/><text:tab/>Cooperación {producción, tecnológica, aprovisionamiento, marketing…} <text:span text:style-name="T17">sin inversión</text:span></text:p>
      <text:p text:style-name="P18"><text:tab/></text:p>
      <text:p text:style-name="P19">Internacionalización</text:p>
      <text:p text:style-name="P19"><text:tab/>Exportación</text:p>
      <text:p text:style-name="P19"><text:tab/>Inversión directa</text:p>
      <text:p text:style-name="P19"><text:tab/><text:tab/>Filiales de venta</text:p>
      <text:p text:style-name="P19"><text:tab/><text:tab/>Subsidiarias de producción</text:p>
      <text:p text:style-name="P19"><text:tab/>Acuerdos contractuales</text:p>
      <text:p text:style-name="P19"><text:tab/><text:tab/>Sin empresa: franquicias, licencias</text:p>
      <text:p text:style-name="P19"><text:tab/><text:tab/>Con empresa: empresas conjuntas, consorcios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46:58.942317704</meta:creation-date>
    <dc:date>2023-10-19T12:38:30.089613878</dc:date>
    <meta:editing-duration>PT17H36M52S</meta:editing-duration>
    <meta:editing-cycles>33</meta:editing-cycles>
    <meta:generator>LibreOffice/7.4.7.2$Linux_X86_64 LibreOffice_project/40$Build-2</meta:generator>
    <meta:document-statistic meta:table-count="3" meta:image-count="0" meta:object-count="0" meta:page-count="4" meta:paragraph-count="191" meta:word-count="603" meta:character-count="4932" meta:non-whitespace-character-count="4353"/>
  </office:meta>
</office:document-meta>
</file>